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180000002D0F1B4A86.jpg" manifest:media-type="image/jpeg"/>
  <manifest:file-entry manifest:full-path="Pictures/10000000000003180000008616BE54A7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FreeSans" svg:font-family="FreeSans" style:font-adornments="obyčejné" style:font-family-generic="swiss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2.499cm" fo:margin-right="0cm" fo:text-align="center" style:justify-single-word="false" fo:text-indent="0cm" style:auto-text-indent="false"/>
      <style:text-properties fo:color="#ff420e" style:font-name="Arial" fo:font-size="14pt" fo:font-weight="bold" style:font-size-asian="14pt" style:font-weight-asian="bold" style:font-size-complex="14pt" style:font-weight-complex="bold"/>
    </style:style>
    <style:style style:name="P2" style:family="paragraph" style:parent-style-name="Frame_20_contents">
      <style:text-properties style:font-name="FreeSans1" fo:font-size="9pt" style:font-size-asian="9pt" style:font-size-complex="9pt"/>
    </style:style>
    <style:style style:name="P3" style:family="paragraph" style:parent-style-name="Frame_20_contents">
      <style:text-properties style:font-name="FreeSans1" fo:font-size="9pt" fo:font-weight="normal" style:font-size-asian="9pt" style:font-weight-asian="normal" style:font-size-complex="9pt" style:font-weight-complex="normal"/>
    </style:style>
    <style:style style:name="P4" style:family="paragraph" style:parent-style-name="Frame_20_contents">
      <style:text-properties style:font-name="FreeSans1" fo:font-size="12pt" fo:font-weight="bold" style:font-size-asian="12pt" style:font-weight-asian="bold" style:font-size-complex="12pt" style:font-weight-complex="bold"/>
    </style:style>
    <style:style style:name="P5" style:family="paragraph" style:parent-style-name="Frame_20_contents">
      <style:text-properties style:font-name="FreeSans1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6" style:family="paragraph" style:parent-style-name="Frame_20_contents" style:list-style-name="L1"/>
    <style:style style:name="P7" style:family="paragraph" style:parent-style-name="Frame_20_contents">
      <style:text-properties style:font-name="FreeSans1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P8" style:family="paragraph" style:parent-style-name="Frame_20_contents" style:list-style-name="L1">
      <style:text-properties style:font-name="FreeSans1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P9" style:family="paragraph" style:parent-style-name="Frame_20_contents">
      <style:text-properties style:font-name="FreeSans1" fo:font-size="12pt" fo:font-weight="bold" style:font-size-asian="12pt" style:font-weight-asian="bold" style:font-size-complex="12pt" style:font-weight-complex="bold"/>
    </style:style>
    <style:style style:name="P10" style:family="paragraph" style:parent-style-name="Frame_20_contents" style:list-style-name="L1">
      <style:text-properties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style:text-underline-style="none" style:font-style-asian="italic" style:font-style-complex="italic"/>
    </style:style>
    <style:style style:name="T4" style:family="text">
      <style:text-properties style:font-name="FreeSans1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4">JETHRO DE GUZMAN</text:p>
      <text:p text:style-name="P5">Application Developer <text:s/>- <text:s/>Research and Development</text:p>
      <text:p text:style-name="P2"><text:span text:style-name="T1">DATE:</text:span> May 13, 2013 – May 17, 2013</text:p>
      <text:p text:style-name="P4"/>
      <text:p text:style-name="P4">PROJECT NAME: <text:s/>Kamahalan System</text:p>
      <text:p text:style-name="P3"><text:span text:style-name="T2">TASKS ACCOMPLISHED FOR THIS WEEK</text:span><text:span text:style-name="T3"> </text:span></text:p>
      <text:list xml:id="list21013358991" text:style-name="L1">
        <text:list-item>
          <text:list>
            <text:list-item>
              <text:p text:style-name="P10">Accomplished</text:p>
              <text:list>
                <text:list-item>
                  <text:p text:style-name="P8">DTR Module</text:p>
                  <text:list>
                    <text:list-item>
                      <text:p text:style-name="P8">Task Scheduler</text:p>
                    </text:list-item>
                  </text:list>
                </text:list-item>
                <text:list-item>
                  <text:p text:style-name="P6"><text:span text:style-name="T4">User Profile Module</text:span></text:p>
                  <text:list>
                    <text:list-item>
                      <text:p text:style-name="P6"><text:span text:style-name="T4">Upload Profile Picture</text:span></text:p>
                    </text:list-item>
                    <text:list-item>
                      <text:p text:style-name="P6"><text:span text:style-name="T4">Edit Profile Details</text:span></text:p>
                    </text:list-item>
                  </text:list>
                </text:list-item>
              </text:list>
            </text:list-item>
            <text:list-item>
              <text:p text:style-name="P6"><text:span text:style-name="T4">Admin Settings</text:span></text:p>
              <text:list>
                <text:list-item>
                  <text:p text:style-name="P6"><text:span text:style-name="T4">Users Module</text:span></text:p>
                  <text:list>
                    <text:list-item>
                      <text:p text:style-name="P6"><text:span text:style-name="T4">Add Delete View Profile of Users</text:span></text:p>
                    </text:list-item>
                  </text:list>
                </text:list-item>
                <text:list-item>
                  <text:p text:style-name="P6"><text:span text:style-name="T4">Forms Default Module</text:span></text:p>
                  <text:list>
                    <text:list-item>
                      <text:p text:style-name="P6"><text:span text:style-name="T4">Approved and Checked By</text:span></text:p>
                    </text:list-item>
                  </text:list>
                </text:list-item>
              </text:list>
            </text:list-item>
            <text:list-item>
              <text:p text:style-name="P6"><text:span text:style-name="T4">Forms</text:span></text:p>
              <text:list>
                <text:list-item>
                  <text:p text:style-name="P6"><text:span text:style-name="T4">Leave Form</text:span></text:p>
                  <text:list>
                    <text:list-item>
                      <text:p text:style-name="P6"><text:span text:style-name="T4">UI (html and css)</text:span></text:p>
                    </text:list-item>
                  </text:list>
                </text:list-item>
              </text:list>
            </text:list-item>
            <text:list-item>
              <text:p text:style-name="P8">Next Step</text:p>
              <text:list>
                <text:list-item>
                  <text:p text:style-name="P8">Sync DTR Module to Leave and OB Form</text:p>
                </text:list-item>
                <text:list-item>
                  <text:p text:style-name="P8">DTR Report</text:p>
                </text:list-item>
              </text:list>
            </text:list-item>
          </text:list>
        </text:list-item>
      </text:list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FreeSans" svg:font-family="FreeSans" style:font-adornments="obyčejné" style:font-family-generic="swiss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P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PH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FreeSans" fo:font-size="9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Heading_20_2" style:display-name="Heading 2" style:family="paragraph" style:parent-style-name="Heading" style:next-style-name="Text_20_body" style:default-outline-level="2" style:class="text">
      <style:text-properties style:font-name="Liberation Serif" fo:font-size="18pt" fo:font-weight="bold" style:font-name-asian="DejaVu Sans" style:font-size-asian="18pt" style:font-weight-asian="bold" style:font-name-complex="DejaVu Sans" style:font-size-complex="18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128cm" style:type="center"/>
          <style:tab-stop style:position="20.258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128cm" style:type="center"/>
          <style:tab-stop style:position="20.258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margin-left="2.499cm" fo:margin-right="0cm" fo:text-align="center" style:justify-single-word="false" fo:text-indent="0cm" style:auto-text-indent="false"/>
      <style:text-properties fo:color="#ff420e" style:font-name="Arial" fo:font-size="14pt" fo:font-weight="bold" style:font-size-asian="14pt" style:font-weight-asian="bold" style:font-size-complex="14pt" style:font-weight-complex="bold"/>
    </style:style>
    <style:style style:name="M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background" style:wrap="run-through" style:number-wrapped-paragraphs="no-limit" style:vertical-pos="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0.674cm" fo:margin-bottom="0.642cm" fo:margin-left="0.704cm" fo:margin-right="0.628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width="20.258cm" svg:height="3.427cm" draw:z-index="1"><draw:image xlink:href="Pictures/10000000000003180000008616BE54A7.jpg" xlink:type="simple" xlink:show="embed" xlink:actuate="onLoad"/></draw:frame></text:p>
      </style:header>
      <style:footer>
        <text:p text:style-name="MP1"><draw:frame draw:style-name="Mfr2" draw:name="graphics1" text:anchor-type="paragraph" svg:x="0.042cm" svg:width="20.258cm" svg:height="1.15cm" draw:z-index="0"><draw:image xlink:href="Pictures/10000000000003180000002D0F1B4A86.jpg" xlink:type="simple" xlink:show="embed" xlink:actuate="onLoad"/></draw:frame></text:p>
        <text:p text:style-name="MP1">8layer. A company, a culture, an individual.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5-21T11:54:54</meta:creation-date>
    <meta:editing-duration>P1DT2H31M59S</meta:editing-duration>
    <meta:editing-cycles>2197</meta:editing-cycles>
    <meta:generator>LibreOffice/3.5$Linux_x86 LibreOffice_project/350m1$Build-2</meta:generator>
    <dc:date>2013-05-17T19:25:39</dc:date>
    <dc:creator>Red Wine</dc:creator>
    <meta:document-statistic meta:table-count="0" meta:image-count="2" meta:object-count="0" meta:page-count="1" meta:paragraph-count="23" meta:word-count="100" meta:character-count="509" meta:non-whitespace-character-count="445"/>
    <meta:user-defined meta:name="Info 1"/>
    <meta:user-defined meta:name="Info 2"/>
    <meta:user-defined meta:name="Info 3"/>
    <meta:user-defined meta:name="Info 4"/>
    <meta:template xlink:type="simple" xlink:actuate="onRequest" xlink:title="8layertech-task_report" xlink:href="../8layertech-task_report.odt" meta:date="2010-05-21T11:54:54"/>
  </office:meta>
</office:document-meta>
</file>